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fo:color="#ff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use-window-font-color="true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" style:family="paragraph" style:parent-style-name="Standard"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pl" fo:country="PL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fo:color="#ff0000"/>
    </style:style>
    <style:style style:name="T6" style:family="text">
      <style:text-properties fo:color="#00ae00"/>
    </style:style>
    <style:style style:name="T7" style:family="text">
      <style:text-properties fo:color="#00ae00" style:font-name="Arial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896612"/>
    </style:style>
    <style:style style:name="T15" style:family="text">
      <style:text-properties fo:color="#008080"/>
    </style:style>
    <style:style style:name="T16" style:family="text">
      <style:text-properties fo:color="#008080" style:font-name-asian="Courier New" style:font-name-complex="Courier New"/>
    </style:style>
    <style:style style:name="T17" style:family="text">
      <style:text-properties fo:color="#3f7f7f"/>
    </style:style>
    <style:style style:name="T18" style:family="text">
      <style:text-properties fo:color="#3f7f7f" style:font-name-asian="Courier New" style:font-name-complex="Courier New"/>
    </style:style>
    <style:style style:name="T19" style:family="text">
      <style:text-properties fo:color="#808080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3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4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Courier New" style:font-weight-asian="bold" style:font-name-complex="Courier New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sty formularz logowania (<text:span text:style-name="T28">http://symfony.com/doc/current/book/security.html</text:span>)</text:p>
      <text:p text:style-name="P1"/>
      <text:p text:style-name="P1">1. <text:span text:style-name="T2">Identyfikacja i autoryzacja użytkownika. Poniższa konfiguracja będzie zabezpieczać wszystkie adresy URL, które zaczynają się od /dashboard</text:span></text:p>
      <text:p text:style-name="P2">//shop/app/config/security.yml</text:p>
      <text:p text:style-name="P8">security:</text:p>
      <text:p text:style-name="P9"><text:s text:c="4"/>encoders:</text:p>
      <text:p text:style-name="P9"><text:s text:c="8"/>Symfony\Component\Security\Core\User\User: plaintext</text:p>
      <text:p text:style-name="P9"/>
      <text:p text:style-name="P9"><text:s text:c="4"/>role_hierarchy:</text:p>
      <text:p text:style-name="P9"><text:s text:c="8"/>ROLE_ADMIN: <text:s text:c="6"/>ROLE_USER</text:p>
      <text:p text:style-name="P9"><text:s text:c="8"/>ROLE_SUPER_ADMIN: [ROLE_USER, ROLE_ADMIN, ROLE_ALLOWED_TO_SWITCH]</text:p>
      <text:p text:style-name="P9"/>
      <text:p text:style-name="P9"><text:s text:c="4"/>providers:</text:p>
      <text:p text:style-name="P9"><text:s text:c="8"/>in_memory:</text:p>
      <text:p text:style-name="P9"><text:s text:c="12"/>memory:</text:p>
      <text:p text:style-name="P9"><text:s text:c="16"/>users:</text:p>
      <text:p text:style-name="P9"><text:s text:c="20"/>user: <text:s/>{ password: userpass, roles: [ 'ROLE_USER' ] }</text:p>
      <text:p text:style-name="P9"><text:s text:c="20"/>admin: { password: adminpass, roles: [ 'ROLE_ADMIN' ] }</text:p>
      <text:p text:style-name="P9"/>
      <text:p text:style-name="P9"><text:s text:c="4"/>firewalls:</text:p>
      <text:p text:style-name="P9"><text:s text:c="8"/>dev:</text:p>
      <text:p text:style-name="P9"><text:s text:c="12"/>pattern: <text:s/>^/(_(profiler|wdt)|css|images|js)/</text:p>
      <text:p text:style-name="P9"><text:s text:c="12"/>security: false</text:p>
      <text:p text:style-name="P9"/>
      <text:p text:style-name="P9"><text:s text:c="8"/>login:</text:p>
      <text:p text:style-name="P9"><text:s text:c="12"/><text:span text:style-name="T5">pattern: <text:s/>^/demo/secured/login$</text:span></text:p>
      <text:p text:style-name="P9"><text:s text:c="12"/><text:span text:style-name="T6">pattern: <text:s/>^/dashboard/admin_login$</text:span></text:p>
      <text:p text:style-name="P9"><text:s text:c="12"/>security: false</text:p>
      <text:p text:style-name="P9"/>
      <text:p text:style-name="P9"><text:s text:c="8"/>secured_area:</text:p>
      <text:p text:style-name="P9"><text:s text:c="12"/><text:span text:style-name="T5">pattern: <text:s text:c="3"/>^/demo/secured/</text:span></text:p>
      <text:p text:style-name="P9"><text:s text:c="12"/><text:span text:style-name="T6">pattern: <text:s text:c="3"/>^/dashboard/</text:span></text:p>
      <text:p text:style-name="P9"><text:s text:c="12"/>form_login:</text:p>
      <text:p text:style-name="P11"><text:s text:c="16"/>check_path: _security_check</text:p>
      <text:p text:style-name="P11"><text:s text:c="16"/>login_path: _demo_login</text:p>
      <text:p text:style-name="P13"><text:s text:c="16"/>#check_path: /dashboard/admin_login_check</text:p>
      <text:p text:style-name="P13"><text:s text:c="16"/>#login_path: /dashboard/admin_login</text:p>
      <text:p text:style-name="P13"><text:s text:c="16"/>#lub</text:p>
      <text:p text:style-name="P13"><text:s text:c="16"/>check_path: application_shop_admin_login_check</text:p>
      <text:p text:style-name="P13"><text:s text:c="16"/>login_path: application_shop_admin_login</text:p>
      <text:p text:style-name="P9"><text:s text:c="12"/>logout:</text:p>
      <text:p text:style-name="P11"><text:s text:c="16"/>path: <text:s text:c="2"/>_demo_logout</text:p>
      <text:p text:style-name="P11"><text:s text:c="16"/>target: _demo</text:p>
      <text:p text:style-name="P13"><text:s text:c="16"/>#path: <text:s text:c="2"/>/dashboard/admin_logout</text:p>
      <text:p text:style-name="P13"><text:s text:c="16"/>#target: /dashboard</text:p>
      <text:p text:style-name="P13"><text:s text:c="16"/>#lub</text:p>
      <text:p text:style-name="P13"><text:s text:c="16"/>path: <text:s text:c="2"/>application_shop_admin_logout</text:p>
      <text:p text:style-name="P13"><text:s text:c="16"/>target: application_shop_admin_homepage</text:p>
      <text:p text:style-name="P13"><text:s text:c="16"/>#target: / #przekierowanie do strony głównej po wylogowaniu <text:s text:c="15"/></text:p>
      <text:p text:style-name="P13"><text:s text:c="16"/>#target: application_shop_start #przekierowanie do strony głównej po wylogowaniu</text:p>
      <text:p text:style-name="P9"><text:s text:c="12"/>#anonymous: ~</text:p>
      <text:p text:style-name="P9"><text:s text:c="12"/>#http_basic:</text:p>
      <text:p text:style-name="P9"><text:s text:c="12"/># <text:s text:c="3"/>realm: "Secured Demo Area"</text:p>
      <text:p text:style-name="P9"/>
      <text:p text:style-name="P9"><text:s text:c="4"/>access_control:</text:p>
      <text:p text:style-name="P13"><text:s text:c="8"/>- { path: ^/dashboard/category, roles: ROLE_ADMIN } #dostęp do "dashboard/category" tylko dla admin</text:p>
      <text:p text:style-name="P13"><text:s text:c="8"/>- { path: ^/dashboard, roles: ROLE_USER } #dostęp do "dashboard" dla wszystkich</text:p>
      <text:p text:style-name="P9"><text:s text:c="8"/>#- { path: ^/login, roles: IS_AUTHENTICATED_ANONYMOUSLY, requires_channel: https }</text:p>
      <text:p text:style-name="P2"><text:soft-page-break/>2. <text:span text:style-name="T1">Dodajemy rouing na końcu pliku:</text:span></text:p>
      <text:p text:style-name="P2"/>
      <text:p text:style-name="P2">//src/Application/ShopAdminBundle/Resources/config/routing.yml</text:p>
      <text:p text:style-name="P2"/>
      <text:p text:style-name="P4">…</text:p>
      <text:p text:style-name="P5">application_shop_admin_login:</text:p>
      <text:p text:style-name="P13"><text:s text:c="4"/>pattern: <text:s text:c="2"/>/admin_login</text:p>
      <text:p text:style-name="P13"><text:s text:c="4"/>defaults: <text:s/>{ _controller: ApplicationShopAdminBundle:Secured:login }</text:p>
      <text:p text:style-name="P13"/>
      <text:p text:style-name="P13">application_shop_admin_login_check:</text:p>
      <text:p text:style-name="P13"><text:s text:c="4"/>pattern: <text:s text:c="2"/>/admin_login_check</text:p>
      <text:p text:style-name="P13"/>
      <text:p text:style-name="P13">application_shop_admin_logout:</text:p>
      <text:p text:style-name="P13"><text:s text:c="4"/>pattern: <text:s text:c="2"/>/admin_logout</text:p>
      <text:p text:style-name="P2"/>
      <text:p text:style-name="P2">3. Dodajemy kontroler</text:p>
      <text:p text:style-name="P2"/>
      <text:p text:style-name="P2"><text:span text:style-name="T1">src/Application/ShopAdminBundle/Controller/</text:span><text:span text:style-name="T7">SecuredController.php</text:span></text:p>
      <text:p text:style-name="P2"/>
      <text:p text:style-name="P6">&lt;?php</text:p>
      <text:p text:style-name="P9"/>
      <text:p text:style-name="P12">namespace Application\ShopAdminBundle\Controller;</text:p>
      <text:p text:style-name="P9"/>
      <text:p text:style-name="P9"><text:span text:style-name="T10">use </text:span><text:span text:style-name="T3">Symfony\Bundle\FrameworkBundle\Controller\Controller;</text:span></text:p>
      <text:p text:style-name="P9"/>
      <text:p text:style-name="P9"><text:span text:style-name="T10">use </text:span><text:span text:style-name="T3">Symfony\Component\Security\Core\SecurityContext;</text:span></text:p>
      <text:p text:style-name="P9"/>
      <text:p text:style-name="P9"><text:span text:style-name="T10">class </text:span><text:span text:style-name="T3">SecuredController </text:span><text:span text:style-name="T10">extends </text:span><text:span text:style-name="T3">Controller</text:span></text:p>
      <text:p text:style-name="P12">{</text:p>
      <text:p text:style-name="P9"><text:span text:style-name="T3"><text:s text:c="4"/></text:span><text:span text:style-name="T10">public function </text:span><text:span text:style-name="T3">loginAction()</text:span></text:p>
      <text:p text:style-name="P12"><text:s text:c="4"/>{</text:p>
      <text:p text:style-name="P12"><text:s text:c="8"/>$request = $this-&gt;getRequest();</text:p>
      <text:p text:style-name="P12"><text:s text:c="8"/>$session = $request-&gt;getSession();</text:p>
      <text:p text:style-name="P12"><text:s/></text:p>
      <text:p text:style-name="P9"><text:span text:style-name="T3"><text:s text:c="8"/></text:span><text:span text:style-name="T11">// get the login error if there is one</text:span></text:p>
      <text:p text:style-name="P9"><text:span text:style-name="T3"><text:s text:c="8"/></text:span><text:span text:style-name="T10">if </text:span><text:span text:style-name="T3">($request-&gt;</text:span><text:span text:style-name="T12">attributes</text:span><text:span text:style-name="T3">-&gt;has(SecurityContext::</text:span><text:span text:style-name="T13">AUTHENTICATION_ERROR</text:span><text:span text:style-name="T3">)) {</text:span></text:p>
      <text:p text:style-name="P9"><text:span text:style-name="T3"><text:s text:c="12"/>$error = $request-&gt;</text:span><text:span text:style-name="T12">attributes</text:span><text:span text:style-name="T3">-&gt;get(SecurityContext::</text:span><text:span text:style-name="T13">AUTHENTICATION_ERROR</text:span><text:span text:style-name="T3">);</text:span></text:p>
      <text:p text:style-name="P9"><text:span text:style-name="T3"><text:s text:c="8"/>} </text:span><text:span text:style-name="T10">else </text:span><text:span text:style-name="T3">{</text:span></text:p>
      <text:p text:style-name="P9"><text:span text:style-name="T3"><text:s text:c="12"/>$error = $session-&gt;get(SecurityContext::</text:span><text:span text:style-name="T13">AUTHENTICATION_ERROR</text:span><text:span text:style-name="T3">);</text:span></text:p>
      <text:p text:style-name="P9"><text:span text:style-name="T3"><text:s text:c="12"/>$session-&gt;remove(SecurityContext::</text:span><text:span text:style-name="T13">AUTHENTICATION_ERROR</text:span><text:span text:style-name="T3">);</text:span></text:p>
      <text:p text:style-name="P12"><text:s text:c="8"/>}</text:p>
      <text:p text:style-name="P12"><text:s/></text:p>
      <text:p text:style-name="P9"><text:span text:style-name="T3"><text:s text:c="8"/></text:span><text:span text:style-name="T10">return </text:span><text:span text:style-name="T3">$this-&gt;render(</text:span><text:span text:style-name="T12">'ApplicationShopAdminBundle:Secured:login.html.twig'</text:span><text:span text:style-name="T3">, </text:span><text:span text:style-name="T10">array</text:span><text:span text:style-name="T3">(</text:span></text:p>
      <text:p text:style-name="P9"><text:span text:style-name="T3"><text:s text:c="12"/></text:span><text:span text:style-name="T11">// last username entered by the user</text:span></text:p>
      <text:p text:style-name="P9"><text:span text:style-name="T3"><text:s text:c="12"/></text:span><text:span text:style-name="T12">'last_username' </text:span><text:span text:style-name="T3">=&gt; $session-&gt;get(SecurityContext::</text:span><text:span text:style-name="T13">LAST_USERNAME</text:span><text:span text:style-name="T3">),</text:span></text:p>
      <text:p text:style-name="P9"><text:span text:style-name="T3"><text:s text:c="12"/></text:span><text:span text:style-name="T12">'error' <text:s text:c="8"/></text:span><text:span text:style-name="T3">=&gt; $error,</text:span></text:p>
      <text:p text:style-name="P12"><text:s text:c="8"/>));</text:p>
      <text:p text:style-name="P12"><text:s text:c="4"/>}</text:p>
      <text:p text:style-name="P9"/>
      <text:p text:style-name="P9"><text:span text:style-name="T3"><text:s text:c="4"/></text:span><text:span text:style-name="T10">public function </text:span><text:span text:style-name="T3">loginCheckAction()</text:span></text:p>
      <text:p text:style-name="P12"><text:s text:c="4"/>{</text:p>
      <text:p text:style-name="P9"><text:span text:style-name="T3"><text:s text:c="8"/></text:span><text:span text:style-name="T11">// The security layer will intercept this request</text:span></text:p>
      <text:p text:style-name="P12"><text:s text:c="4"/>}</text:p>
      <text:p text:style-name="P9"/>
      <text:p text:style-name="P9"><text:span text:style-name="T3"><text:s text:c="4"/></text:span><text:span text:style-name="T10">public function </text:span><text:span text:style-name="T3">logoutAction()</text:span></text:p>
      <text:p text:style-name="P12"><text:s text:c="4"/>{</text:p>
      <text:p text:style-name="P9"><text:span text:style-name="T3"><text:s text:c="8"/></text:span><text:span text:style-name="T11">// The security layer will intercept this request</text:span></text:p>
      <text:p text:style-name="P12"><text:s text:c="4"/>}</text:p>
      <text:p text:style-name="P12"><text:s text:c="4"/></text:p>
      <text:p text:style-name="P12">}</text:p>
      <text:p text:style-name="P2"/>
      <text:p text:style-name="P2"/>
      <text:p text:style-name="P2"><text:soft-page-break/>4. Dodajemy formularz logowania</text:p>
      <text:p text:style-name="P2"/>
      <text:p text:style-name="P2"><text:span text:style-name="T1">//src/Application/ShopAdminBundle/Resources/views/</text:span><text:span text:style-name="T7">Secured/login.html.twig</text:span></text:p>
      <text:p text:style-name="P4"/>
      <text:p text:style-name="P7"><text:span text:style-name="T14">{%</text:span><text:span text:style-name="T10"> if </text:span><text:span text:style-name="T3">error</text:span><text:span text:style-name="T10"> </text:span><text:span text:style-name="T14">%}</text:span></text:p>
      <text:p text:style-name="P9"><text:span text:style-name="T3"><text:s text:c="4"/></text:span><text:span text:style-name="T15">&lt;</text:span><text:span text:style-name="T17">div</text:span><text:span text:style-name="T15">&gt;</text:span><text:span text:style-name="T14">{{</text:span><text:span text:style-name="T10"> </text:span><text:span text:style-name="T3">error</text:span><text:span text:style-name="T19">.</text:span><text:span text:style-name="T3">message</text:span><text:span text:style-name="T10"> </text:span><text:span text:style-name="T14">}}</text:span><text:span text:style-name="T15">&lt;/</text:span><text:span text:style-name="T17">div</text:span><text:span text:style-name="T15">&gt;</text:span></text:p>
      <text:p text:style-name="P9"><text:span text:style-name="T14">{%</text:span><text:span text:style-name="T10"> endif </text:span><text:span text:style-name="T14">%}</text:span></text:p>
      <text:p text:style-name="P12"><text:s/></text:p>
      <text:p text:style-name="P9"><text:span text:style-name="T15">&lt;</text:span><text:span text:style-name="T17">form</text:span> <text:span text:style-name="T20">action</text:span><text:span text:style-name="T3">=</text:span>"<text:span text:style-name="T14">{{</text:span><text:span text:style-name="T10"> </text:span><text:span text:style-name="T3">path</text:span><text:span text:style-name="T19">(</text:span><text:span text:style-name="T12">'application_shop_admin_login_check'</text:span><text:span text:style-name="T19">)</text:span><text:span text:style-name="T10"> </text:span><text:span text:style-name="T14">}}</text:span>" <text:span text:style-name="T20">method</text:span><text:span text:style-name="T3">=</text:span><text:span text:style-name="T21">"post"</text:span><text:span text:style-name="T15">&gt;</text:span></text:p>
      <text:p text:style-name="P9"><text:span text:style-name="T3"><text:s text:c="4"/></text:span><text:span text:style-name="T15">&lt;</text:span><text:span text:style-name="T17">label</text:span> <text:span text:style-name="T20">for</text:span><text:span text:style-name="T3">=</text:span><text:span text:style-name="T21">"username"</text:span><text:span text:style-name="T15">&gt;</text:span><text:span text:style-name="T3">Username:</text:span><text:span text:style-name="T15">&lt;/</text:span><text:span text:style-name="T17">label</text:span><text:span text:style-name="T15">&gt;</text:span></text:p>
      <text:p text:style-name="P9"><text:span text:style-name="T3"><text:s text:c="4"/></text:span><text:span text:style-name="T15">&lt;</text:span><text:span text:style-name="T17">input</text:span> <text:span text:style-name="T20">type</text:span><text:span text:style-name="T3">=</text:span><text:span text:style-name="T21">"text"</text:span> <text:span text:style-name="T20">id</text:span><text:span text:style-name="T3">=</text:span><text:span text:style-name="T21">"username"</text:span> <text:span text:style-name="T20">name</text:span><text:span text:style-name="T3">=</text:span><text:span text:style-name="T21">"_username"</text:span> <text:span text:style-name="T20">value</text:span><text:span text:style-name="T3">=</text:span>"<text:span text:style-name="T14">{{</text:span><text:span text:style-name="T10"> </text:span><text:span text:style-name="T3">last_username</text:span><text:span text:style-name="T10"> </text:span><text:span text:style-name="T14">}}</text:span>" <text:span text:style-name="T15">/&gt;</text:span></text:p>
      <text:p text:style-name="P12"><text:s/></text:p>
      <text:p text:style-name="P9"><text:span text:style-name="T3"><text:s text:c="4"/></text:span><text:span text:style-name="T15">&lt;</text:span><text:span text:style-name="T17">label</text:span> <text:span text:style-name="T20">for</text:span><text:span text:style-name="T3">=</text:span><text:span text:style-name="T21">"password"</text:span><text:span text:style-name="T15">&gt;</text:span><text:span text:style-name="T3">Password:</text:span><text:span text:style-name="T15">&lt;/</text:span><text:span text:style-name="T17">label</text:span><text:span text:style-name="T15">&gt;</text:span></text:p>
      <text:p text:style-name="P9"><text:span text:style-name="T3"><text:s text:c="4"/></text:span><text:span text:style-name="T15">&lt;</text:span><text:span text:style-name="T17">input</text:span> <text:span text:style-name="T20">type</text:span><text:span text:style-name="T3">=</text:span><text:span text:style-name="T21">"password"</text:span> <text:span text:style-name="T20">id</text:span><text:span text:style-name="T3">=</text:span><text:span text:style-name="T21">"password"</text:span> <text:span text:style-name="T20">name</text:span><text:span text:style-name="T3">=</text:span><text:span text:style-name="T21">"_password"</text:span> <text:span text:style-name="T15">/&gt;</text:span></text:p>
      <text:p text:style-name="P12"><text:s/></text:p>
      <text:p text:style-name="P9"><text:span text:style-name="T3"><text:s text:c="4"/></text:span><text:span text:style-name="T15">&lt;</text:span><text:span text:style-name="T17">button</text:span> <text:span text:style-name="T20">type</text:span><text:span text:style-name="T3">=</text:span><text:span text:style-name="T21">"submit"</text:span><text:span text:style-name="T15">&gt;</text:span><text:span text:style-name="T3">login</text:span><text:span text:style-name="T15">&lt;/</text:span><text:span text:style-name="T17">button</text:span><text:span text:style-name="T15">&gt;</text:span></text:p>
      <text:p text:style-name="P10"><text:span text:style-name="T16">&lt;/</text:span><text:span text:style-name="T18">form</text:span><text:span text:style-name="T16">&gt;</text:span></text:p>
      <text:p text:style-name="P19"/>
      <text:p text:style-name="P15"><text:span text:style-name="T9">5. Dodajemy przycisk <text:s/>„</text:span><text:span text:style-name="T4">Log Out” oraz wyświetlamy nazwę zalogowanego użytkownika:</text:span></text:p>
      <text:p text:style-name="P16"/>
      <text:p text:style-name="P16"/>
      <text:p text:style-name="P17"><text:span text:style-name="T3"><text:tab/><text:tab/><text:tab/> <text:s text:c="15"/></text:span><text:span text:style-name="T15">&lt;</text:span><text:span text:style-name="T17">li</text:span> <text:span text:style-name="T20">class</text:span><text:span text:style-name="T3">=</text:span><text:span text:style-name="T21">"dropdown"</text:span><text:span text:style-name="T15">&gt;</text:span></text:p>
      <text:p text:style-name="P9"><text:span text:style-name="T3"><text:tab/><text:tab/><text:tab/> <text:s text:c="19"/></text:span><text:span text:style-name="T15">&lt;</text:span><text:span text:style-name="T17">a</text:span> <text:span text:style-name="T20">href</text:span><text:span text:style-name="T3">=</text:span><text:span text:style-name="T21">"#"</text:span> <text:span text:style-name="T20">class</text:span><text:span text:style-name="T3">=</text:span><text:span text:style-name="T21">"dropdown-toggle"</text:span> <text:span text:style-name="T20">data-toggle</text:span><text:span text:style-name="T3">=</text:span><text:span text:style-name="T21">"dropdown"</text:span><text:span text:style-name="T15">&gt;&lt;</text:span><text:span text:style-name="T17">i</text:span> <text:span text:style-name="T20">class</text:span><text:span text:style-name="T3">=</text:span><text:span text:style-name="T21">"fa fa-user"</text:span><text:span text:style-name="T15">&gt;&lt;/</text:span><text:span text:style-name="T17">i</text:span><text:span text:style-name="T15">&gt;</text:span><text:span text:style-name="T3"> John Smith </text:span><text:span text:style-name="T6">{{</text:span><text:span text:style-name="T8"> </text:span><text:span text:style-name="T6">app.user</text:span><text:span text:style-name="T8"> </text:span><text:span text:style-name="T6">?</text:span><text:span text:style-name="T8"> </text:span><text:span text:style-name="T6">app.user.username</text:span><text:span text:style-name="T8"> </text:span><text:span text:style-name="T6">:</text:span><text:span text:style-name="T8"> </text:span><text:span text:style-name="T6">'Anonymous'</text:span><text:span text:style-name="T8"> </text:span><text:span text:style-name="T6">}}</text:span><text:span text:style-name="T3"> </text:span><text:span text:style-name="T15">&lt;</text:span><text:span text:style-name="T17">b</text:span> <text:span text:style-name="T20">class</text:span><text:span text:style-name="T3">=</text:span><text:span text:style-name="T21">"caret"</text:span><text:span text:style-name="T15">&gt;&lt;/</text:span><text:span text:style-name="T17">b</text:span><text:span text:style-name="T15">&gt;&lt;/</text:span><text:span text:style-name="T17">a</text:span><text:span text:style-name="T15">&gt;</text:span></text:p>
      <text:p text:style-name="P9"><text:span text:style-name="T3"><text:tab/><text:tab/><text:tab/> <text:s text:c="19"/></text:span><text:span text:style-name="T15">&lt;</text:span><text:span text:style-name="T17">ul</text:span> <text:span text:style-name="T20">class</text:span><text:span text:style-name="T3">=</text:span><text:span text:style-name="T21">"dropdown-menu"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<text:span text:style-name="T21">"#"</text:span><text:span text:style-name="T15">&gt;&lt;</text:span><text:span text:style-name="T17">i</text:span> <text:span text:style-name="T20">class</text:span><text:span text:style-name="T3">=</text:span><text:span text:style-name="T21">"fa fa-fw fa-user"</text:span><text:span text:style-name="T15">&gt;&lt;/</text:span><text:span text:style-name="T17">i</text:span><text:span text:style-name="T15">&gt;</text:span><text:span text:style-name="T3"> Profile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<text:span text:style-name="T21">"#"</text:span><text:span text:style-name="T15">&gt;&lt;</text:span><text:span text:style-name="T17">i</text:span> <text:span text:style-name="T20">class</text:span><text:span text:style-name="T3">=</text:span><text:span text:style-name="T21">"fa fa-fw fa-envelope"</text:span><text:span text:style-name="T15">&gt;&lt;/</text:span><text:span text:style-name="T17">i</text:span><text:span text:style-name="T15">&gt;</text:span><text:span text:style-name="T3"> Inbox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<text:span text:style-name="T21">"#"</text:span><text:span text:style-name="T15">&gt;&lt;</text:span><text:span text:style-name="T17">i</text:span> <text:span text:style-name="T20">class</text:span><text:span text:style-name="T3">=</text:span><text:span text:style-name="T21">"fa fa-fw fa-gear"</text:span><text:span text:style-name="T15">&gt;&lt;/</text:span><text:span text:style-name="T17">i</text:span><text:span text:style-name="T15">&gt;</text:span><text:span text:style-name="T3"> Settings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 <text:span text:style-name="T20">class</text:span><text:span text:style-name="T3">=</text:span><text:span text:style-name="T21">"divider"</text:span><text:span text:style-name="T15">&gt;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"<text:span text:style-name="T6">{{</text:span><text:span text:style-name="T8"> </text:span><text:span text:style-name="T6">path('application_shop_admin_logout')</text:span><text:span text:style-name="T8"> </text:span><text:span text:style-name="T6">}}</text:span>"<text:span text:style-name="T15">&gt;&lt;</text:span><text:span text:style-name="T17">i</text:span> <text:span text:style-name="T20">class</text:span><text:span text:style-name="T3">=</text:span><text:span text:style-name="T21">"fa fa-fw fa-power-off"</text:span><text:span text:style-name="T15">&gt;&lt;/</text:span><text:span text:style-name="T17">i</text:span><text:span text:style-name="T15">&gt;</text:span><text:span text:style-name="T3"> Log Out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19"/></text:span><text:span text:style-name="T15">&lt;/</text:span><text:span text:style-name="T17">ul</text:span><text:span text:style-name="T15">&gt;</text:span></text:p>
      <text:p text:style-name="P10"><text:span text:style-name="T4"><text:tab/><text:tab/><text:tab/> <text:s text:c="15"/></text:span><text:span text:style-name="T16">&lt;/</text:span><text:span text:style-name="T18">li</text:span><text:span text:style-name="T16">&gt;</text:span></text:p>
      <text:p text:style-name="P19"/>
      <text:p text:style-name="P20"><text:span text:style-name="T23">6. Wyświetlanie przycisku „user” tylko dla użytkowników z '</text:span><text:span text:style-name="T24">ROLE_ADMIN</text:span><text:span text:style-name="T23">':</text:span></text:p>
      <text:p text:style-name="P22">(Przycisk jest niewidoczny, ale można wejść na strone jeśli ktoś zna ades url!)</text:p>
      <text:p text:style-name="P18"><text:span text:style-name="T3"><text:tab/><text:tab/> <text:s text:c="15"/></text:span><text:span text:style-name="T15">&lt;</text:span><text:span text:style-name="T17">ul</text:span> <text:span text:style-name="T20">class</text:span><text:span text:style-name="T3">=</text:span><text:span text:style-name="T21">"nav sidebar-nav"</text:span><text:span text:style-name="T15">&gt;</text:span></text:p>
      <text:p text:style-name="P9"><text:span text:style-name="T3"><text:tab/><text:tab/> <text:s text:c="19"/></text:span><text:span text:style-name="T15">&lt;</text:span><text:span text:style-name="T17">li</text:span> <text:span text:style-name="T20">class</text:span><text:span text:style-name="T3">=</text:span>"<text:span text:style-name="T14">{{</text:span><text:span text:style-name="T10"> </text:span><text:span text:style-name="T3">app</text:span><text:span text:style-name="T19">.</text:span><text:span text:style-name="T3">request</text:span><text:span text:style-name="T19">.</text:span><text:span text:style-name="T3">get</text:span><text:span text:style-name="T19">(</text:span><text:span text:style-name="T12">'_route'</text:span><text:span text:style-name="T19">)</text:span><text:span text:style-name="T10"> </text:span><text:span text:style-name="T19">==</text:span><text:span text:style-name="T10"> </text:span><text:span text:style-name="T12">'application_shop_admin_homepage'</text:span><text:span text:style-name="T10"> </text:span><text:span text:style-name="T19">?</text:span><text:span text:style-name="T10"> </text:span><text:span text:style-name="T12">'active'</text:span><text:span text:style-name="T10"> </text:span><text:span text:style-name="T19">:</text:span><text:span text:style-name="T10"> </text:span><text:span text:style-name="T12">''</text:span><text:span text:style-name="T10"> </text:span><text:span text:style-name="T14">}}</text:span>"<text:span text:style-name="T15">&gt;</text:span></text:p>
      <text:p text:style-name="P9"><text:span text:style-name="T3"><text:tab/><text:tab/> <text:s text:c="23"/></text:span><text:span text:style-name="T15">&lt;</text:span><text:span text:style-name="T17">a</text:span> <text:span text:style-name="T20">href</text:span><text:span text:style-name="T3">=</text:span>"<text:span text:style-name="T14">{{</text:span><text:span text:style-name="T10"> </text:span><text:span text:style-name="T3">path</text:span><text:span text:style-name="T19">(</text:span><text:span text:style-name="T12">'application_shop_admin_homepage'</text:span><text:span text:style-name="T19">)</text:span><text:span text:style-name="T10"> </text:span><text:span text:style-name="T14">}}</text:span>"<text:span text:style-name="T15">&gt;&lt;</text:span><text:span text:style-name="T17">i</text:span> <text:span text:style-name="T20">class</text:span><text:span text:style-name="T3">=</text:span><text:span text:style-name="T21">"fa fa-fw fa-dashboard"</text:span><text:span text:style-name="T15">&gt;&lt;/</text:span><text:span text:style-name="T17">i</text:span><text:span text:style-name="T15">&gt;</text:span><text:span text:style-name="T3"> Dashboard</text:span><text:span text:style-name="T15">&lt;/</text:span><text:span text:style-name="T17">a</text:span><text:span text:style-name="T15">&gt;</text:span></text:p>
      <text:p text:style-name="P9"><text:span text:style-name="T3"><text:tab/><text:tab/> <text:s text:c="19"/></text:span><text:span text:style-name="T15">&lt;/</text:span><text:span text:style-name="T17">li</text:span><text:span text:style-name="T15">&gt;</text:span></text:p>
      <text:p text:style-name="P13"><text:tab/><text:tab/> <text:s text:c="19"/>{%<text:span text:style-name="T25"> if </text:span>is_granted('ROLE_ADMIN')<text:span text:style-name="T25"> </text:span>%}</text:p>
      <text:p text:style-name="P13"><text:tab/><text:tab/> <text:s text:c="19"/>&lt;li&gt;</text:p>
      <text:p text:style-name="P13"><text:tab/><text:tab/> <text:s text:c="23"/>&lt;a href=<text:span text:style-name="T27">"#"</text:span>&gt;&lt;i class=<text:span text:style-name="T27">"fa fa-fw fa-file"</text:span>&gt;&lt;/i&gt; Users&lt;/a&gt;</text:p>
      <text:p text:style-name="P13"><text:tab/><text:tab/> <text:s text:c="19"/>&lt;/li&gt;</text:p>
      <text:p text:style-name="P14"><text:span text:style-name="T9"><text:tab/><text:tab/> <text:s text:c="19"/>{%</text:span><text:span text:style-name="T26"> endif </text:span><text:span text:style-name="T9">%}</text:span><text:span text:style-name="T22">…</text:span></text:p>
      <text:p text:style-name="P24"><text:soft-page-break/>7. Przykład zabezpieczania widoczności strony</text:p>
      <text:p text:style-name="P24"/>
      <text:p text:style-name="P23">Uwaga na kolejność wpisywanych ścierzek!</text:p>
      <text:p text:style-name="P24"/>
      <text:p text:style-name="P18"><text:s text:c="4"/>access_control:</text:p>
      <text:p text:style-name="P13"><text:s text:c="8"/>- { path: ^/dashboard/category, roles: ROLE_ADMIN } #dostęp do "dashboard/category" tylko dla admin</text:p>
      <text:p text:style-name="P13"><text:s text:c="8"/>- { path: ^/dashboard, roles: ROLE_USER } #dostęp do "dashboard" dla wszystkich</text:p>
      <text:p text:style-name="P24"/>
      <text:p text:style-name="P26">Teraz logując się na stronę http://shop.localhost/app_dev.php/dashboard musimy podać </text:p>
      <text:p text:style-name="P26"/>
      <text:p text:style-name="P26">login: admin i hasło: adminpass</text:p>
      <text:p text:style-name="P26">lub</text:p>
      <text:p text:style-name="P26">login: user i hasło: user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4M49S</meta:editing-duration>
    <meta:editing-cycles>35</meta:editing-cycles>
    <meta:generator>OpenOffice.org/3.3$Win32 OpenOffice.org_project/330m20$Build-9567</meta:generator>
    <dc:date>2015-09-10T10:43:18.81</dc:date>
    <dc:creator>szymon idczak</dc:creator>
    <meta:document-statistic meta:table-count="0" meta:image-count="0" meta:object-count="0" meta:page-count="4" meta:paragraph-count="152" meta:word-count="502" meta:character-count="6643"/>
    <meta:user-defined meta:name="Info 1"/>
    <meta:user-defined meta:name="Info 2"/>
    <meta:user-defined meta:name="Info 3"/>
    <meta:user-defined meta:name="Info 4"/>
  </office:meta>
</office:document-meta>
</file>